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All commuters</text:p>
          </table:table-cell>
          <table:table-cell office:value-type="string">
            <text:p>'Go Dutch'</text:p>
          </table:table-cell>
          <table:table-cell office:value-type="string">
            <text:p>'Go Finnish'</text:p>
          </table:table-cell>
        </table:table-row>
        <table:table-row table:style-name="ro1">
          <table:table-cell office:value-type="string">
            <text:p>% affected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string">
            <text:p>Etrp (MJ/trip)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Income (£)</text:p>
          </table:table-cell>
          <table:table-cell office:value-type="float" office:value="18090">
            <text:p>18090</text:p>
          </table:table-cell>
          <table:table-cell office:value-type="float" office:value="17910">
            <text:p>17910</text:p>
          </table:table-cell>
          <table:table-cell office:value-type="float" office:value="24357">
            <text:p>24357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Distance (km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3.5">
            <text:p>33.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9-11T10:20:17</meta:creation-date>
    <dc:date>2013-09-12T11:29:56</dc:date>
    <dc:creator>robin </dc:creator>
    <meta:editing-duration>P1DT39M19S</meta:editing-duration>
    <meta:editing-cycles>1</meta:editing-cycles>
    <meta:document-statistic meta:table-count="3" meta:cell-count="24" meta:object-count="0"/>
    <meta:generator>LibreOffice/3.5$Linux_X86_64 LibreOffice_project/350m1$Build-2</meta:generator>
  </office:meta>
</office:document-meta>
</file>